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11.565cm"/>
    </style:style>
    <style:style style:name="gr2" style:family="graphic" style:parent-style-name="standard">
      <style:graphic-properties svg:stroke-color="#0000ff" draw:fill-color="#0000ff"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svg:stroke-color="#009900" draw:fill-color="#009900" draw:textarea-horizontal-align="justify" draw:textarea-vertical-align="middle" draw:auto-grow-height="false" fo:min-height="0.739cm" fo:min-width="0.48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  <style:style style:name="P3" style:family="paragraph">
      <loext:graphic-properties draw:fill-color="#0099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5.08cm" draw:transform="skewX (-6.07641749564875E-017) rotate (0.785398163397448) translate (3.891cm 9.72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1.397cm" draw:transform="rotate (0.785398163397448) translate (5.282cm 10.8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97cm" draw:transform="rotate (0.785398163397448) translate (12.566cm 3.5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065cm" svg:height="5.08cm" draw:transform="rotate (-3.14159265358979) translate (15.983cm 20.49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97cm" svg:height="1.397cm" draw:transform="rotate (-3.14159265358979) translate (15.775cm 18.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97cm" svg:height="1.397cm" draw:transform="rotate (-3.14159265358979) translate (5.474cm 18.7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1:35:20.570910392</meta:creation-date>
    <dc:date>2016-07-09T13:08:14.966350678</dc:date>
    <meta:editing-duration>PT3M16S</meta:editing-duration>
    <meta:editing-cycles>3</meta:editing-cycles>
    <meta:generator>LibreOffice/5.1.4.2$Linux_X86_64 LibreOffice_project/10m0$Build-2</meta:generator>
    <meta:document-statistic meta:object-count="6"/>
  </office:meta>
</office:document-meta>
</file>